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F0" style:family="paragraph">
      <style:paragraph-properties fo:break-before="page"/>
      <style:text-properties fo:font-size="16pt" style:font-size-asian="16pt"/>
    </style:style>
    <style:style style:name="P11" style:parent-style-name="Normal" style:family="paragraph">
      <style:paragraph-properties fo:margin-top="0.25in" fo:margin-bottom="0.0833in"/>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P14" style:parent-style-name="Normal" style:family="paragraph">
      <style:paragraph-properties fo:margin-top="0.0833in" fo:margin-bottom="0.0833in"/>
    </style:style>
    <style:style style:name="T15" style:parent-style-name="DefaultParagraphFont" style:family="text">
      <style:text-properties fo:font-style="italic" style:font-style-asian="italic"/>
    </style:style>
    <style:style style:name="T16" style:parent-style-name="IntenseEmphasis" style:family="text">
      <style:text-properties fo:font-style="normal" style:font-style-asian="normal" style:use-window-font-color="true"/>
    </style:style>
    <style:style style:name="T17" style:parent-style-name="IntenseEmphasis" style:family="text">
      <style:text-properties fo:font-style="normal" style:font-style-asian="normal" style:use-window-font-color="true"/>
    </style:style>
    <style:style style:name="TableColumn19" style:family="table-column">
      <style:table-column-properties style:column-width="6.5673in"/>
    </style:style>
    <style:style style:name="Table18" style:family="table">
      <style:table-properties style:width="6.5673in" fo:margin-left="0in" table:align="left"/>
    </style:style>
    <style:style style:name="TableRow20" style:family="table-row">
      <style:table-row-properties/>
    </style:style>
    <style:style style:name="TableCell21" style:family="table-cell">
      <style:table-cell-properties fo:border="0.0069in solid #000000" style:writing-mode="lr-tb" fo:padding-top="0.0395in" fo:padding-left="0.075in" fo:padding-bottom="0in" fo:padding-right="0.075in"/>
    </style:style>
    <style:style style:name="P22" style:parent-style-name="Normal" style:family="paragraph">
      <style:text-properties fo:color="#595959"/>
    </style:style>
    <style:style style:name="T23" style:parent-style-name="IntenseEmphasis" style:family="text">
      <style:text-properties fo:font-style="normal" style:font-style-asian="normal" style:use-window-font-color="true"/>
    </style:style>
    <style:style style:name="T24" style:parent-style-name="IntenseEmphasis" style:family="text">
      <style:text-properties fo:font-style="normal" style:font-style-asian="normal" style:use-window-font-color="true"/>
    </style:style>
    <style:style style:name="TableColumn26" style:family="table-column">
      <style:table-column-properties style:column-width="6.5673in"/>
    </style:style>
    <style:style style:name="Table25" style:family="table">
      <style:table-properties style:width="6.5673in" fo:margin-left="0in" table:align="left"/>
    </style:style>
    <style:style style:name="TableRow27" style:family="table-row">
      <style:table-row-properties/>
    </style:style>
    <style:style style:name="TableCell28" style:family="table-cell">
      <style:table-cell-properties fo:border="0.0069in solid #000000" style:writing-mode="lr-tb" fo:padding-top="0.0395in" fo:padding-left="0.075in" fo:padding-bottom="0in" fo:padding-right="0.075in"/>
    </style:style>
    <style:style style:name="P29" style:parent-style-name="Normal" style:family="paragraph">
      <style:text-properties fo:color="#595959"/>
    </style:style>
    <style:style style:name="P30" style:parent-style-name="Normal" style:family="paragraph">
      <style:text-properties fo:color="#595959"/>
    </style:style>
    <style:style style:name="P31" style:parent-style-name="Normal" style:family="paragraph">
      <style:text-properties fo:font-style="italic" style:font-style-asian="italic" style:font-style-complex="italic" fo:color="#595959"/>
    </style:style>
    <style:style style:name="T32" style:parent-style-name="IntenseEmphasis" style:family="text">
      <style:text-properties fo:font-style="normal" style:font-style-asian="normal" style:use-window-font-color="true"/>
    </style:style>
    <style:style style:name="TableColumn34" style:family="table-column">
      <style:table-column-properties style:column-width="6.5673in"/>
    </style:style>
    <style:style style:name="Table33" style:family="table">
      <style:table-properties style:width="6.5673in" fo:margin-left="0in" table:align="left"/>
    </style:style>
    <style:style style:name="TableRow35" style:family="table-row">
      <style:table-row-properties/>
    </style:style>
    <style:style style:name="TableCell36" style:family="table-cell">
      <style:table-cell-properties fo:border="0.0069in solid #000000" style:writing-mode="lr-tb" fo:padding-top="0.0395in" fo:padding-left="0.075in" fo:padding-bottom="0in" fo:padding-right="0.075in"/>
    </style:style>
    <style:style style:name="P37" style:parent-style-name="Normal" style:family="paragraph">
      <style:text-properties fo:color="#595959"/>
    </style:style>
    <style:style style:name="P38" style:parent-style-name="Normal" style:family="paragraph">
      <style:text-properties fo:color="#595959"/>
    </style:style>
    <style:style style:name="P39" style:parent-style-name="Normal" style:family="paragraph">
      <style:text-properties fo:color="#595959"/>
    </style:style>
    <style:style style:name="P40" style:parent-style-name="Normal" style:family="paragraph">
      <style:text-properties fo:font-style="italic" style:font-style-asian="italic" style:font-style-complex="italic" fo:color="#595959"/>
    </style:style>
    <style:style style:name="TableColumn42" style:family="table-column">
      <style:table-column-properties style:column-width="0.2208in"/>
    </style:style>
    <style:style style:name="TableColumn43" style:family="table-column">
      <style:table-column-properties style:column-width="6.3416in"/>
    </style:style>
    <style:style style:name="Table41" style:family="table">
      <style:table-properties style:width="6.5625in" style:rel-width="99.82%" fo:margin-left="0in" table:align="left"/>
    </style:style>
    <style:style style:name="TableRow44" style:family="table-row">
      <style:table-row-properties style:min-row-height="2.0868in"/>
    </style:style>
    <style:style style:name="TableCell45"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46" style:parent-style-name="Normal" style:family="paragraph">
      <style:paragraph-properties fo:text-align="center"/>
    </style:style>
    <style:style style:name="TableCell47"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48" style:parent-style-name="Normal" style:family="paragraph">
      <style:paragraph-properties fo:margin-bottom="0in"/>
    </style:style>
    <style:style style:name="T49" style:parent-style-name="DefaultParagraphFont" style:family="text">
      <style:text-properties fo:font-weight="bold" style:font-weight-asian="bold"/>
    </style:style>
    <style:style style:name="P50" style:parent-style-name="Normal" style:family="paragraph">
      <style:paragraph-properties fo:margin-top="0.0833in" fo:margin-bottom="0.0833in"/>
    </style:style>
    <style:style style:name="P51" style:parent-style-name="Normal" style:family="paragraph">
      <style:paragraph-properties fo:margin-top="0.0833in" fo:margin-bottom="0.0833in"/>
    </style:style>
    <style:style style:name="T52" style:parent-style-name="DefaultParagraphFont" style:family="text">
      <style:text-properties style:font-name="Segoe UI Symbol" style:font-name-complex="Segoe UI Symbol"/>
    </style:style>
    <style:style style:name="P53" style:parent-style-name="Normal" style:family="paragraph">
      <style:paragraph-properties fo:margin-top="0.0833in" fo:margin-bottom="0.0833in"/>
    </style:style>
    <style:style style:name="T54" style:parent-style-name="DefaultParagraphFont" style:family="text">
      <style:text-properties style:font-name="Segoe UI Symbol" style:font-name-complex="Segoe UI Symbol"/>
    </style:style>
    <style:style style:name="P55" style:parent-style-name="Normal" style:family="paragraph">
      <style:paragraph-properties fo:margin-top="0.0833in" fo:margin-bottom="0.0833in"/>
    </style:style>
    <style:style style:name="T56" style:parent-style-name="DefaultParagraphFont" style:family="text">
      <style:text-properties style:font-name="Segoe UI Symbol" style:font-name-complex="Segoe UI Symbol"/>
    </style:style>
    <style:style style:name="P57" style:parent-style-name="Normal" style:family="paragraph">
      <style:paragraph-properties fo:margin-top="0.0833in" fo:margin-bottom="0.0833in"/>
    </style:style>
    <style:style style:name="T58" style:parent-style-name="DefaultParagraphFont" style:family="text">
      <style:text-properties style:font-name="Segoe UI Symbol" style:font-name-complex="Segoe UI Symbol"/>
    </style:style>
    <style:style style:name="T59" style:parent-style-name="DefaultParagraphFont" style:family="text">
      <style:text-properties style:font-name-complex="Arial"/>
    </style:style>
    <style:style style:name="T60" style:parent-style-name="DefaultParagraphFont" style:family="text">
      <style:text-properties fo:font-style="italic" style:font-style-asian="italic"/>
    </style:style>
    <style:style style:name="TableColumn62" style:family="table-column">
      <style:table-column-properties style:column-width="6.293in"/>
    </style:style>
    <style:style style:name="Table61" style:family="table">
      <style:table-properties style:width="6.293in" fo:margin-left="0in" table:align="left"/>
    </style:style>
    <style:style style:name="TableRow63" style:family="table-row">
      <style:table-row-properties/>
    </style:style>
    <style:style style:name="TableCell64" style:family="table-cell">
      <style:table-cell-properties fo:border="0.0069in solid #000000" style:writing-mode="lr-tb" fo:padding-top="0.0395in" fo:padding-left="0.075in" fo:padding-bottom="0in" fo:padding-right="0.075in"/>
    </style:style>
    <style:style style:name="P65" style:parent-style-name="Normal" style:family="paragraph">
      <style:text-properties fo:font-style="italic" style:font-style-asian="italic" style:font-style-complex="italic"/>
    </style:style>
    <style:style style:name="TableRow66" style:family="table-row">
      <style:table-row-properties style:min-row-height="2.5194in"/>
    </style:style>
    <style:style style:name="TableCell67" style:family="table-cell">
      <style:table-cell-properties fo:border-top="0.0069in solid #000000" fo:border-left="none" fo:border-bottom="none" fo:border-right="none" style:writing-mode="lr-tb" fo:padding-top="0in" fo:padding-left="0.075in" fo:padding-bottom="0in" fo:padding-right="0.075in"/>
    </style:style>
    <style:style style:name="P68" style:parent-style-name="Normal" style:family="paragraph">
      <style:paragraph-properties fo:text-align="center"/>
      <style:text-properties fo:font-weight="bold" style:font-weight-asian="bold" style:font-weight-complex="bold" fo:color="#003263"/>
    </style:style>
    <style:style style:name="TableCell69" style:family="table-cell">
      <style:table-cell-properties fo:border-top="0.0069in solid #000000" fo:border-left="none" fo:border-bottom="none" fo:border-right="none" style:writing-mode="lr-tb" fo:padding-top="0in" fo:padding-left="0.075in" fo:padding-bottom="0in" fo:padding-right="0.075in"/>
    </style:style>
    <style:style style:name="P70" style:parent-style-name="Normal" style:family="paragraph">
      <style:paragraph-properties fo:margin-bottom="0.0833in"/>
      <style:text-properties fo:font-weight="bold" style:font-weight-asian="bold"/>
    </style:style>
    <style:style style:name="P71" style:parent-style-name="Normal" style:family="paragraph">
      <style:paragraph-properties fo:margin-top="0.0833in" fo:margin-bottom="0.0833in"/>
    </style:style>
    <style:style style:name="P72" style:parent-style-name="Normal" style:family="paragraph">
      <style:paragraph-properties fo:margin-top="0.0833in" fo:margin-bottom="0.0833in"/>
    </style:style>
    <style:style style:name="T73" style:parent-style-name="DefaultParagraphFont" style:family="text">
      <style:text-properties style:font-name="Segoe UI Symbol" style:font-name-complex="Segoe UI Symbol"/>
    </style:style>
    <style:style style:name="P74" style:parent-style-name="Normal" style:family="paragraph">
      <style:paragraph-properties fo:margin-top="0.0833in" fo:margin-bottom="0.0833in"/>
    </style:style>
    <style:style style:name="T75" style:parent-style-name="DefaultParagraphFont" style:family="text">
      <style:text-properties style:font-name="Segoe UI Symbol" style:font-name-complex="Segoe UI Symbol"/>
    </style:style>
    <style:style style:name="P76" style:parent-style-name="Normal" style:family="paragraph">
      <style:paragraph-properties fo:margin-top="0.0833in" fo:margin-bottom="0.0833in"/>
    </style:style>
    <style:style style:name="T77" style:parent-style-name="DefaultParagraphFont" style:family="text">
      <style:text-properties style:font-name="Segoe UI Symbol" style:font-name-complex="Segoe UI Symbol"/>
    </style:style>
    <style:style style:name="P78" style:parent-style-name="Normal" style:family="paragraph">
      <style:paragraph-properties fo:margin-top="0.0833in" fo:margin-bottom="0.0833in"/>
    </style:style>
    <style:style style:name="T79" style:parent-style-name="DefaultParagraphFont" style:family="text">
      <style:text-properties style:font-name="Segoe UI Symbol" style:font-name-complex="Segoe UI Symbol"/>
    </style:style>
    <style:style style:name="P80" style:parent-style-name="Normal" style:family="paragraph">
      <style:paragraph-properties fo:margin-top="0.0833in" fo:margin-bottom="0.0833in"/>
    </style:style>
    <style:style style:name="T81" style:parent-style-name="DefaultParagraphFont" style:family="text">
      <style:text-properties style:font-name="Segoe UI Symbol" style:font-name-complex="Segoe UI Symbol"/>
    </style:style>
    <style:style style:name="TableColumn83" style:family="table-column">
      <style:table-column-properties style:column-width="6.1847in"/>
    </style:style>
    <style:style style:name="Table82" style:family="table">
      <style:table-properties style:width="6.1847in" fo:margin-left="0in" table:align="left"/>
    </style:style>
    <style:style style:name="TableRow84" style:family="table-row">
      <style:table-row-properties/>
    </style:style>
    <style:style style:name="TableCell85" style:family="table-cell">
      <style:table-cell-properties fo:border="0.0069in solid #000000" style:writing-mode="lr-tb" fo:padding-top="0.0395in" fo:padding-left="0.075in" fo:padding-bottom="0in" fo:padding-right="0.075in"/>
    </style:style>
    <style:style style:name="P86" style:parent-style-name="Normal" style:family="paragraph">
      <style:paragraph-properties fo:text-align="justify"/>
      <style:text-properties style:font-weight-complex="bold"/>
    </style:style>
    <style:style style:name="P87" style:parent-style-name="Normal" style:family="paragraph">
      <style:text-properties style:font-weight-complex="bold" fo:font-style="italic" style:font-style-asian="italic" style:font-style-complex="italic"/>
    </style:style>
    <style:style style:name="TableRow88" style:family="table-row">
      <style:table-row-properties style:min-row-height="2.3229in"/>
    </style:style>
    <style:style style:name="TableCell8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90" style:parent-style-name="Normal" style:family="paragraph">
      <style:paragraph-properties fo:text-align="center"/>
    </style:style>
    <style:style style:name="TableCell91"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92" style:parent-style-name="Normal" style:family="paragraph">
      <style:paragraph-properties fo:margin-bottom="0.0833in"/>
      <style:text-properties fo:font-weight="bold" style:font-weight-asian="bold"/>
    </style:style>
    <style:style style:name="P93" style:parent-style-name="Normal" style:family="paragraph">
      <style:paragraph-properties fo:margin-bottom="0in"/>
    </style:style>
    <style:style style:name="P94" style:parent-style-name="Normal" style:family="paragraph">
      <style:paragraph-properties fo:margin-top="0.0833in" fo:margin-bottom="0.0833in"/>
    </style:style>
    <style:style style:name="T95" style:parent-style-name="DefaultParagraphFont" style:family="text">
      <style:text-properties style:font-name="Segoe UI Symbol" style:font-name-complex="Segoe UI Symbol"/>
    </style:style>
    <style:style style:name="P96" style:parent-style-name="Normal" style:family="paragraph">
      <style:paragraph-properties fo:margin-top="0.0833in" fo:margin-bottom="0.0833in"/>
    </style:style>
    <style:style style:name="T97" style:parent-style-name="DefaultParagraphFont" style:family="text">
      <style:text-properties style:font-name="Segoe UI Symbol" style:font-name-complex="Segoe UI Symbol"/>
    </style:style>
    <style:style style:name="P98" style:parent-style-name="Normal" style:family="paragraph">
      <style:paragraph-properties fo:margin-top="0.0833in" fo:margin-bottom="0.0833in"/>
    </style:style>
    <style:style style:name="T99" style:parent-style-name="DefaultParagraphFont" style:family="text">
      <style:text-properties style:font-name="Segoe UI Symbol" style:font-name-complex="Segoe UI Symbol"/>
    </style:style>
    <style:style style:name="TableColumn101" style:family="table-column">
      <style:table-column-properties style:column-width="6.293in"/>
    </style:style>
    <style:style style:name="Table100" style:family="table">
      <style:table-properties style:width="6.293in" fo:margin-left="0in" table:align="left"/>
    </style:style>
    <style:style style:name="TableRow102" style:family="table-row">
      <style:table-row-properties/>
    </style:style>
    <style:style style:name="TableCell103" style:family="table-cell">
      <style:table-cell-properties fo:border="0.0069in solid #000000" style:writing-mode="lr-tb" fo:padding-top="0.0395in" fo:padding-left="0.075in" fo:padding-bottom="0in" fo:padding-right="0.075in"/>
    </style:style>
    <style:style style:name="P104" style:parent-style-name="Normal" style:family="paragraph">
      <style:paragraph-properties fo:text-align="justify"/>
    </style:style>
    <style:style style:name="P105" style:parent-style-name="Normal" style:family="paragraph">
      <style:text-properties fo:font-style="italic" style:font-style-asian="italic" style:font-style-complex="italic"/>
    </style:style>
    <style:style style:name="TableRow106" style:family="table-row">
      <style:table-row-properties style:min-row-height="2.4013in"/>
    </style:style>
    <style:style style:name="TableCell107"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08" style:parent-style-name="Normal" style:family="paragraph">
      <style:paragraph-properties fo:text-align="center"/>
    </style:style>
    <style:style style:name="TableCell10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10" style:parent-style-name="Normal" style:family="paragraph">
      <style:paragraph-properties fo:margin-top="0.0833in" fo:margin-bottom="0.0833in"/>
    </style:style>
    <style:style style:name="T111" style:parent-style-name="DefaultParagraphFont" style:family="text">
      <style:text-properties fo:font-weight="bold" style:font-weight-asian="bold"/>
    </style:style>
    <style:style style:name="P112" style:parent-style-name="Normal" style:family="paragraph">
      <style:paragraph-properties fo:margin-top="0.0833in" fo:margin-bottom="0.0833in"/>
    </style:style>
    <style:style style:name="P113" style:parent-style-name="Normal" style:family="paragraph">
      <style:paragraph-properties fo:margin-top="0.0833in" fo:margin-bottom="0.0833in"/>
    </style:style>
    <style:style style:name="T114" style:parent-style-name="DefaultParagraphFont" style:family="text">
      <style:text-properties style:font-name="Segoe UI Symbol" style:font-name-complex="Segoe UI Symbol"/>
    </style:style>
    <style:style style:name="P115" style:parent-style-name="Normal" style:family="paragraph">
      <style:paragraph-properties fo:margin-top="0.0833in" fo:margin-bottom="0.0833in"/>
    </style:style>
    <style:style style:name="T116" style:parent-style-name="DefaultParagraphFont" style:family="text">
      <style:text-properties style:font-name="Segoe UI Symbol" style:font-name-complex="Segoe UI Symbol"/>
    </style:style>
    <style:style style:name="T117" style:parent-style-name="DefaultParagraphFont" style:family="text">
      <style:text-properties fo:font-style="italic" style:font-style-asian="italic"/>
    </style:style>
    <style:style style:name="P118" style:parent-style-name="Normal" style:family="paragraph">
      <style:paragraph-properties fo:margin-top="0.0833in" fo:margin-bottom="0.0833in"/>
    </style:style>
    <style:style style:name="T119" style:parent-style-name="DefaultParagraphFont" style:family="text">
      <style:text-properties style:font-name="Segoe UI Symbol" style:font-name-complex="Segoe UI Symbol"/>
    </style:style>
    <style:style style:name="T120" style:parent-style-name="DefaultParagraphFont" style:family="text">
      <style:text-properties fo:font-style="italic" style:font-style-asian="italic"/>
    </style:style>
    <style:style style:name="TableColumn122" style:family="table-column">
      <style:table-column-properties style:column-width="6.293in"/>
    </style:style>
    <style:style style:name="Table121" style:family="table">
      <style:table-properties style:width="6.293in" fo:margin-left="0in" table:align="left"/>
    </style:style>
    <style:style style:name="TableRow123" style:family="table-row">
      <style:table-row-properties/>
    </style:style>
    <style:style style:name="TableCell124" style:family="table-cell">
      <style:table-cell-properties fo:border="0.0069in solid #000000" style:writing-mode="lr-tb" fo:padding-top="0.0395in" fo:padding-left="0.075in" fo:padding-bottom="0in" fo:padding-right="0.075in"/>
    </style:style>
    <style:style style:name="P125" style:parent-style-name="Normal" style:family="paragraph">
      <style:paragraph-properties fo:margin-top="0.0833in" fo:margin-bottom="0.0833in"/>
      <style:text-properties style:font-style-complex="italic"/>
    </style:style>
    <style:style style:name="P126" style:parent-style-name="Normal" style:family="paragraph">
      <style:paragraph-properties fo:margin-top="0.0833in" fo:margin-bottom="0.0833in"/>
      <style:text-properties style:font-style-complex="italic"/>
    </style:style>
    <style:style style:name="TableRow127" style:family="table-row">
      <style:table-row-properties style:min-row-height="1.9291in"/>
    </style:style>
    <style:style style:name="TableCell128"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29" style:parent-style-name="Normal" style:family="paragraph">
      <style:paragraph-properties fo:text-align="center"/>
    </style:style>
    <style:style style:name="TableCell130"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31" style:parent-style-name="Normal" style:family="paragraph">
      <style:paragraph-properties fo:margin-bottom="0in"/>
      <style:text-properties fo:font-weight="bold" style:font-weight-asian="bold"/>
    </style:style>
    <style:style style:name="P132" style:parent-style-name="Normal" style:family="paragraph">
      <style:paragraph-properties fo:margin-top="0.0833in" fo:margin-bottom="0.0833in"/>
    </style:style>
    <style:style style:name="T133" style:parent-style-name="DefaultParagraphFont" style:family="text">
      <style:text-properties style:font-name="MS Gothic" style:font-name-asian="MS Gothic"/>
    </style:style>
    <style:style style:name="P134" style:parent-style-name="Normal" style:family="paragraph">
      <style:paragraph-properties fo:margin-top="0.0833in" fo:margin-bottom="0.0833in"/>
    </style:style>
    <style:style style:name="T135" style:parent-style-name="DefaultParagraphFont" style:family="text">
      <style:text-properties style:font-name="Segoe UI Symbol" style:font-name-complex="Segoe UI Symbol"/>
    </style:style>
    <style:style style:name="P136" style:parent-style-name="Normal" style:family="paragraph">
      <style:paragraph-properties fo:margin-top="0.0833in" fo:margin-bottom="0.0833in"/>
    </style:style>
    <style:style style:name="T137" style:parent-style-name="DefaultParagraphFont" style:family="text">
      <style:text-properties style:font-name="Segoe UI Symbol" style:font-name-complex="Segoe UI Symbol"/>
    </style:style>
    <style:style style:name="P138" style:parent-style-name="Normal" style:family="paragraph">
      <style:paragraph-properties fo:margin-top="0.0833in" fo:margin-bottom="0.0833in"/>
    </style:style>
    <style:style style:name="T139" style:parent-style-name="DefaultParagraphFont" style:family="text">
      <style:text-properties style:font-name="Segoe UI Symbol" style:font-name-complex="Segoe UI Symbol"/>
    </style:style>
    <style:style style:name="TableColumn141" style:family="table-column">
      <style:table-column-properties style:column-width="6.293in"/>
    </style:style>
    <style:style style:name="Table140" style:family="table">
      <style:table-properties style:width="6.293in" fo:margin-left="0in" table:align="left"/>
    </style:style>
    <style:style style:name="TableRow142" style:family="table-row">
      <style:table-row-properties/>
    </style:style>
    <style:style style:name="TableCell143" style:family="table-cell">
      <style:table-cell-properties fo:border="0.0069in solid #000000" style:writing-mode="lr-tb" fo:padding-top="0.0395in" fo:padding-left="0.075in" fo:padding-bottom="0in" fo:padding-right="0.075in"/>
    </style:style>
    <style:style style:name="P144" style:parent-style-name="Normal" style:family="paragraph">
      <style:text-properties fo:font-style="italic" style:font-style-asian="italic" style:font-style-complex="italic"/>
    </style:style>
    <style:style style:name="TableRow145" style:family="table-row">
      <style:table-row-properties style:min-row-height="1.9291in"/>
    </style:style>
    <style:style style:name="TableCell146"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47" style:parent-style-name="Normal" style:family="paragraph">
      <style:paragraph-properties fo:text-align="center"/>
    </style:style>
    <style:style style:name="TableCell148"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49" style:parent-style-name="Normal" style:family="paragraph">
      <style:paragraph-properties fo:margin-bottom="0in"/>
      <style:text-properties fo:font-weight="bold" style:font-weight-asian="bold"/>
    </style:style>
    <style:style style:name="P150" style:parent-style-name="Normal" style:family="paragraph">
      <style:paragraph-properties fo:margin-top="0.0833in" fo:margin-bottom="0.0833in"/>
    </style:style>
    <style:style style:name="T151" style:parent-style-name="DefaultParagraphFont" style:family="text">
      <style:text-properties fo:font-style="italic" style:font-style-asian="italic"/>
    </style:style>
    <style:style style:name="P152" style:parent-style-name="Normal" style:family="paragraph">
      <style:paragraph-properties fo:margin-top="0.0833in" fo:margin-bottom="0.0833in"/>
    </style:style>
    <style:style style:name="T153" style:parent-style-name="DefaultParagraphFont" style:family="text">
      <style:text-properties style:font-name="Segoe UI Symbol" style:font-name-complex="Segoe UI Symbol"/>
    </style:style>
    <style:style style:name="P154" style:parent-style-name="Normal" style:family="paragraph">
      <style:paragraph-properties fo:margin-top="0.0833in" fo:margin-bottom="0.0833in"/>
    </style:style>
    <style:style style:name="T155" style:parent-style-name="DefaultParagraphFont" style:family="text">
      <style:text-properties style:font-name="Segoe UI Symbol" style:font-name-complex="Segoe UI Symbol"/>
    </style:style>
    <style:style style:name="P156" style:parent-style-name="Normal" style:family="paragraph">
      <style:paragraph-properties fo:margin-top="0.0833in" fo:margin-bottom="0.0833in"/>
    </style:style>
    <style:style style:name="T157" style:parent-style-name="DefaultParagraphFont" style:family="text">
      <style:text-properties style:font-name="Segoe UI Symbol" style:font-name-complex="Segoe UI Symbol"/>
    </style:style>
    <style:style style:name="TableColumn159" style:family="table-column">
      <style:table-column-properties style:column-width="6.293in"/>
    </style:style>
    <style:style style:name="Table158" style:family="table">
      <style:table-properties style:width="6.293in" fo:margin-left="0in" table:align="left"/>
    </style:style>
    <style:style style:name="TableRow160" style:family="table-row">
      <style:table-row-properties/>
    </style:style>
    <style:style style:name="TableCell161" style:family="table-cell">
      <style:table-cell-properties fo:border="0.0069in solid #000000" style:writing-mode="lr-tb" fo:padding-top="0.0395in" fo:padding-left="0.075in" fo:padding-bottom="0in" fo:padding-right="0.075in"/>
    </style:style>
    <style:style style:name="P162" style:parent-style-name="Normal" style:family="paragraph">
      <style:text-properties fo:font-style="italic" style:font-style-asian="italic" style:font-style-complex="italic"/>
    </style:style>
    <style:style style:name="TableRow163" style:family="table-row">
      <style:table-row-properties style:min-row-height="2.2437in"/>
    </style:style>
    <style:style style:name="TableCell164"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65" style:parent-style-name="Normal" style:family="paragraph">
      <style:paragraph-properties fo:text-align="center"/>
    </style:style>
    <style:style style:name="T166" style:parent-style-name="DefaultParagraphFont" style:family="text">
      <style:text-properties style:font-name="MS Gothic" style:font-name-asian="MS Gothic"/>
    </style:style>
    <style:style style:name="TableCell167"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68" style:parent-style-name="Normal" style:family="paragraph">
      <style:paragraph-properties fo:margin-bottom="0in"/>
    </style:style>
    <style:style style:name="P169" style:parent-style-name="Normal" style:family="paragraph">
      <style:paragraph-properties fo:margin-top="0.0833in" fo:margin-bottom="0.0833in"/>
    </style:style>
    <style:style style:name="TableColumn171" style:family="table-column">
      <style:table-column-properties style:column-width="6.275in"/>
    </style:style>
    <style:style style:name="Table170" style:family="table">
      <style:table-properties style:width="6.275in" fo:margin-left="0in" table:align="left"/>
    </style:style>
    <style:style style:name="TableRow172" style:family="table-row">
      <style:table-row-properties/>
    </style:style>
    <style:style style:name="TableCell173" style:family="table-cell">
      <style:table-cell-properties fo:border="0.0069in solid #000000" style:writing-mode="lr-tb" fo:padding-top="0.0395in" fo:padding-left="0.075in" fo:padding-bottom="0in" fo:padding-right="0.075in"/>
    </style:style>
    <style:style style:name="TableRow174" style:family="table-row">
      <style:table-row-properties style:min-row-height="1.0631in"/>
    </style:style>
    <style:style style:name="TableCell175"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76" style:parent-style-name="Normal" style:family="paragraph">
      <style:paragraph-properties fo:text-align="center"/>
    </style:style>
    <style:style style:name="T177" style:parent-style-name="DefaultParagraphFont" style:family="text">
      <style:text-properties style:font-name="MS Gothic" style:font-name-asian="MS Gothic"/>
    </style:style>
    <style:style style:name="TableCell178"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79" style:parent-style-name="Normal" style:family="paragraph">
      <style:paragraph-properties fo:margin-bottom="0in"/>
    </style:style>
    <style:style style:name="P180" style:parent-style-name="Normal" style:family="paragraph">
      <style:paragraph-properties fo:margin-top="0.0833in" fo:margin-bottom="0.0833in"/>
    </style:style>
    <style:style style:name="TableColumn182" style:family="table-column">
      <style:table-column-properties style:column-width="6.275in"/>
    </style:style>
    <style:style style:name="Table181" style:family="table">
      <style:table-properties style:width="6.275in" fo:margin-left="0in" table:align="left"/>
    </style:style>
    <style:style style:name="TableRow183" style:family="table-row">
      <style:table-row-properties/>
    </style:style>
    <style:style style:name="TableCell184" style:family="table-cell">
      <style:table-cell-properties fo:border="0.0069in solid #000000" style:writing-mode="lr-tb" fo:padding-top="0.0395in" fo:padding-left="0.075in" fo:padding-bottom="0in" fo:padding-right="0.075in"/>
    </style:style>
    <style:style style:name="TableRow185" style:family="table-row">
      <style:table-row-properties style:min-row-height="1.2597in"/>
    </style:style>
    <style:style style:name="TableCell186"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87" style:parent-style-name="Normal" style:family="paragraph">
      <style:paragraph-properties fo:text-align="center"/>
    </style:style>
    <style:style style:name="T188" style:parent-style-name="DefaultParagraphFont" style:family="text">
      <style:text-properties style:font-name="MS Gothic" style:font-name-asian="MS Gothic"/>
    </style:style>
    <style:style style:name="TableCell189" style:family="table-cell">
      <style:table-cell-properties fo:border-top="0.0069in solid #000000" fo:border-left="none" fo:border-bottom="0.0069in solid #000000" fo:border-right="none" style:writing-mode="lr-tb" fo:padding-top="0.0208in" fo:padding-left="0.0208in" fo:padding-bottom="0.0138in" fo:padding-right="0.0208in"/>
    </style:style>
    <style:style style:name="P190" style:parent-style-name="Normal" style:family="paragraph">
      <style:paragraph-properties fo:margin-bottom="0in"/>
      <style:text-properties style:font-name-complex="Arial"/>
    </style:style>
    <style:style style:name="P191" style:parent-style-name="Normal" style:family="paragraph">
      <style:paragraph-properties fo:margin-top="0.0833in" fo:margin-bottom="0.0833in"/>
    </style:style>
    <style:style style:name="TableColumn193" style:family="table-column">
      <style:table-column-properties style:column-width="6.275in"/>
    </style:style>
    <style:style style:name="Table192" style:family="table">
      <style:table-properties style:width="6.275in" fo:margin-left="0in" table:align="left"/>
    </style:style>
    <style:style style:name="TableRow194" style:family="table-row">
      <style:table-row-properties/>
    </style:style>
    <style:style style:name="TableCell195" style:family="table-cell">
      <style:table-cell-properties fo:border="0.0069in solid #000000" style:writing-mode="lr-tb" fo:padding-top="0.0395in" fo:padding-left="0.075in" fo:padding-bottom="0in" fo:padding-right="0.075in"/>
    </style:style>
    <style:style style:name="T196" style:parent-style-name="DefaultParagraphFont" style:family="text">
      <style:text-properties fo:font-style="italic" style:font-style-asian="italic"/>
    </style:style>
    <style:style style:name="TableColumn198" style:family="table-column">
      <style:table-column-properties style:column-width="6.5673in"/>
    </style:style>
    <style:style style:name="Table197" style:family="table">
      <style:table-properties style:width="6.5673in" fo:margin-left="0in" table:align="left"/>
    </style:style>
    <style:style style:name="TableRow199" style:family="table-row">
      <style:table-row-properties/>
    </style:style>
    <style:style style:name="TableCell200" style:family="table-cell">
      <style:table-cell-properties fo:border="0.0069in solid #000000" style:writing-mode="lr-tb" fo:padding-top="0.0395in" fo:padding-left="0.075in" fo:padding-bottom="0in" fo:padding-right="0.075in"/>
    </style:style>
    <style:style style:name="P201" style:parent-style-name="Normal" style:family="paragraph">
      <style:text-properties style:language-asian="de" style:country-asian="CH"/>
    </style:style>
    <style:style style:name="P202" style:parent-style-name="Normal" style:family="paragraph">
      <style:text-properties fo:font-weight="bold" style:font-weight-asian="bold"/>
    </style:style>
    <style:style style:name="T203" style:parent-style-name="DefaultParagraphFont" style:family="text">
      <style:text-properties style:font-name="Wingdings" style:font-name-asian="Wingdings" style:font-name-complex="Wingdings"/>
    </style:style>
    <style:style style:name="T204" style:parent-style-name="DefaultParagraphFont" style:family="text">
      <style:text-properties fo:font-weight="bold" style:font-weight-asian="bold"/>
    </style:style>
    <style:style style:name="P205" style:parent-style-name="Normal" style:family="paragraph">
      <style:text-properties style:language-asian="de" style:country-asian="CH"/>
    </style:style>
  </office:automatic-styles>
  <office:body>
    <office:text text:use-soft-page-breaks="true">
      <text:p text:style-name="P1"><text:bookmark-start text:name="scroll-bookmark-4"/>Em002-2.1 Preliminary Assessment Checklist</text:p>
      <text:p text:style-name="P11">This checklist is part of<text:s/><text:span text:style-name="T12">Em002-2 Instructions for Publishing Open<text:s/></text:span>Source Software<text:span text:style-name="T13">.</text:span><text:s/>It should be completed at the start of a project or when clarifying whether software does not need to be published.<text:s/></text:p>
      <text:p text:style-name="P14">The description of the checklist can be found in<text:s/><text:span text:style-name="T15">[Em002-2]</text:span><text:s/>in Section 3.</text:p>
      <text:p text:style-name="Normal">This checklist can also be used to define whether development will be as open development directly on a public repository.<text:s/></text:p>
      <text:p text:style-name="Normal">For legacy code (developed before EMOTA came into force on 1.1.2024), additional questions are provided.<text:s/></text:p>
      <text:p text:style-name="Normal">Important: If software is not to be released as OSS, this checklist also serves as justification for such a decision.</text:p>
      <text:p text:style-name="Normal"/>
      <text:h text:style-name="Heading1" text:outline-level="1">Subject matter</text:h>
      <text:h text:style-name="Heading2" text:outline-level="2">Name and brief description of the software</text:h>
      <text:p text:style-name="Normal"><text:span text:style-name="T16">Enter the name of the software.<text:s/></text:span><text:span text:style-name="T17"><text:line-break/>This name should be identical in all subsequent OSS checklists to ensure correct allocation.<text:s/></text:span></text:p>
      <table:table table:style-name="Table18">
        <table:table-columns>
          <table:table-column table:style-name="TableColumn19"/>
        </table:table-columns>
        <table:table-row table:style-name="TableRow20">
          <table:table-cell table:style-name="TableCell21">
            <text:p text:style-name="P22"/>
          </table:table-cell>
        </table:table-row>
      </table:table>
      <text:p text:style-name="Normal"><text:span text:style-name="T23"><text:line-break/>Briefly describe the goal and purpose of the software.<text:s/></text:span><text:span text:style-name="T24"><text:line-break/>If a URL link exists, please also provide this.</text:span></text:p>
      <table:table table:style-name="Table25">
        <table:table-columns>
          <table:table-column table:style-name="TableColumn26"/>
        </table:table-columns>
        <table:table-row table:style-name="TableRow27">
          <table:table-cell table:style-name="TableCell28">
            <text:p text:style-name="P29"/>
            <text:p text:style-name="P30"/>
          </table:table-cell>
        </table:table-row>
      </table:table>
      <text:p text:style-name="P31"/>
      <text:h text:style-name="Heading2" text:outline-level="2">Contact person and review</text:h>
      <text:p text:style-name="Normal"><text:span text:style-name="T32">Name the federal authority (organisational unit), contact person and the persons responsible for the legal review (e.g. ISBO/DSBO) who have verified compliance with the publication requirements.</text:span></text:p>
      <table:table table:style-name="Table33">
        <table:table-columns>
          <table:table-column table:style-name="TableColumn34"/>
        </table:table-columns>
        <table:table-row table:style-name="TableRow35">
          <table:table-cell table:style-name="TableCell36">
            <text:p text:style-name="P37"/>
            <text:p text:style-name="P38"/>
            <text:p text:style-name="P39"/>
          </table:table-cell>
        </table:table-row>
      </table:table>
      <text:p text:style-name="P40"/>
      <text:soft-page-break/>
      <text:h text:style-name="Heading1" text:outline-level="1">Checklist<text:bookmark-end text:name="scroll-bookmark-4"/></text:h>
      <table:table table:style-name="Table41">
        <table:table-columns>
          <table:table-column table:style-name="TableColumn42"/>
          <table:table-column table:style-name="TableColumn43"/>
        </table:table-columns>
        <table:table-row table:style-name="TableRow44">
          <table:table-cell table:style-name="TableCell45">
            <text:p text:style-name="P46"/>
          </table:table-cell>
          <table:table-cell table:style-name="TableCell47">
            <text:p text:style-name="P48"><text:span text:style-name="T49">New software or legacy</text:span></text:p>
            <text:p text:style-name="P50">Is this new software or an existing project (see [Em002-2] Section 3.1).</text:p>
            <text:p text:style-name="P51"><text:span text:style-name="T52">☐</text:span><text:s/>Legacy (further development)</text:p>
            <text:p text:style-name="P53"><text:span text:style-name="T54">☐</text:span><text:s/>New software</text:p>
            <text:p text:style-name="P55"><text:span text:style-name="T56">☐</text:span><text:s/>Legacy<text:span text:style-name="FootnoteReference"><text:note text:note-class="footnote" text:id="_ftn0"><text:note-citation>1</text:note-citation><text:note-body><text:p text:style-name="FootnoteText"><text:s/>Not required by EMOTA, but it is also possible to release existing software.</text:p></text:note-body></text:note></text:span><text:s/>or further development of legacy software</text:p>
            <text:p text:style-name="P57"><text:span text:style-name="T58">☐</text:span><text:s/>Existing third-party project (<text:span text:style-name="T59">→</text:span><text:s/>Complete<text:s/><text:span text:style-name="T60">OSS Community Checklist</text:span>)</text:p>
            <table:table table:style-name="Table61">
              <table:table-columns>
                <table:table-column table:style-name="TableColumn62"/>
              </table:table-columns>
              <table:table-row table:style-name="TableRow63">
                <table:table-cell table:style-name="TableCell64">
                  <text:p text:style-name="Normal"/>
                </table:table-cell>
              </table:table-row>
            </table:table>
            <text:p text:style-name="P65"/>
          </table:table-cell>
        </table:table-row>
        <table:table-row table:style-name="TableRow66">
          <table:table-cell table:style-name="TableCell67">
            <text:p text:style-name="P68"/>
          </table:table-cell>
          <table:table-cell table:style-name="TableCell69">
            <text:p text:style-name="P70">Life cycle</text:p>
            <text:p text:style-name="P71">In what stage of the life cycle is the software currently (see [Em002-2] Section 3.1).<text:span text:style-name="FootnoteReference"><text:note text:note-class="footnote" text:id="_ftn1"><text:note-citation>2</text:note-citation><text:note-body><text:p text:style-name="FootnoteText"><text:s/>Replacement of existing software should be noted here as 'planned'.</text:p></text:note-body></text:note></text:span></text:p>
            <text:p text:style-name="P72"><text:span text:style-name="T73">☐</text:span><text:s/>Planned</text:p>
            <text:p text:style-name="P74"><text:span text:style-name="T75">☐</text:span><text:s/>In development</text:p>
            <text:p text:style-name="P76"><text:span text:style-name="T77">☐</text:span><text:s/>In operation</text:p>
            <text:p text:style-name="P78"><text:span text:style-name="T79">☐</text:span><text:s/>End of life</text:p>
            <text:p text:style-name="P80"><text:span text:style-name="T81">☐</text:span><text:s/>Archive</text:p>
            <table:table table:style-name="Table82">
              <table:table-columns>
                <table:table-column table:style-name="TableColumn83"/>
              </table:table-columns>
              <table:table-row table:style-name="TableRow84">
                <table:table-cell table:style-name="TableCell85">
                  <text:p text:style-name="P86"/>
                </table:table-cell>
              </table:table-row>
            </table:table>
            <text:p text:style-name="P87"/>
          </table:table-cell>
        </table:table-row>
        <table:table-row table:style-name="TableRow88">
          <table:table-cell table:style-name="TableCell89">
            <text:p text:style-name="P90"/>
          </table:table-cell>
          <table:table-cell table:style-name="TableCell91">
            <text:p text:style-name="P92">Users</text:p>
            <text:p text:style-name="P93">Are there potential or known individuals or organisations using the software? Are there potential customers for the software? Possible and known users can be named in the textbox.</text:p>
            <text:p text:style-name="P94"><text:span text:style-name="T95">☐</text:span><text:s/>None conceivable</text:p>
            <text:p text:style-name="P96"><text:span text:style-name="T97">☐</text:span><text:s/>Potential users</text:p>
            <text:p text:style-name="P98"><text:span text:style-name="T99">☐</text:span><text:s/>Known users</text:p>
            <table:table table:style-name="Table100">
              <table:table-columns>
                <table:table-column table:style-name="TableColumn101"/>
              </table:table-columns>
              <table:table-row table:style-name="TableRow102">
                <table:table-cell table:style-name="TableCell103">
                  <text:p text:style-name="P104"/>
                </table:table-cell>
              </table:table-row>
            </table:table>
            <text:p text:style-name="P105"/>
          </table:table-cell>
        </table:table-row>
        <table:table-row table:style-name="TableRow106">
          <table:table-cell table:style-name="TableCell107">
            <text:p text:style-name="P108"/>
          </table:table-cell>
          <table:table-cell table:style-name="TableCell109">
            <text:p text:style-name="P110"><text:span text:style-name="T111">In-house development, joint development or third-party project</text:span></text:p>
            <text:p text:style-name="P112">What is the basic structure? Is this an in-house development by the Confederation, a collaboration, or is it based on a third-party project?<text:s/><text:line-break/>The structure of co-development and third-party project can be listed in the textbox (see [Em002-2] Section 3.1).<text:s/></text:p>
            <text:p text:style-name="P113"><text:span text:style-name="T114">☐</text:span><text:s/>In-house development</text:p>
            <text:p text:style-name="P115"><text:span text:style-name="T116">☐</text:span><text:s/>Joint development (<text:span text:style-name="T117">Em002-4.1 OSS Community Checklist<text:s/></text:span>to be completed)</text:p>
            <text:p text:style-name="P118"><text:span text:style-name="T119">☐</text:span><text:s/>Third-party project (<text:span text:style-name="T120">Em002-4.1 OSS Community Checklist<text:s/></text:span>to be completed)</text:p>
            <table:table table:style-name="Table121">
              <table:table-columns>
                <table:table-column table:style-name="TableColumn122"/>
              </table:table-columns>
              <table:table-row table:style-name="TableRow123">
                <table:table-cell table:style-name="TableCell124">
                  <text:p text:style-name="P125"/>
                </table:table-cell>
              </table:table-row>
            </table:table>
            <text:p text:style-name="P126"/>
          </table:table-cell>
        </table:table-row>
        <table:table-row table:style-name="TableRow127">
          <table:table-cell table:style-name="TableCell128">
            <text:p text:style-name="P129"/>
          </table:table-cell>
          <table:table-cell table:style-name="TableCell130">
            <text:p text:style-name="P131">Who is publishing the software?</text:p>
            <text:p text:style-name="P132"><text:span text:style-name="T133">☐</text:span><text:s/>Federal authority</text:p>
            <text:p text:style-name="P134"><text:span text:style-name="T135">☐</text:span><text:s/>Service provider</text:p>
            <text:p text:style-name="P136"><text:span text:style-name="T137">☐</text:span><text:s/>Supplier</text:p>
            <text:p text:style-name="P138"><text:span text:style-name="T139">☐</text:span><text:s/>Third party</text:p>
            <table:table table:style-name="Table140">
              <table:table-columns>
                <table:table-column table:style-name="TableColumn141"/>
              </table:table-columns>
              <table:table-row table:style-name="TableRow142">
                <table:table-cell table:style-name="TableCell143">
                  <text:p text:style-name="Normal"/>
                </table:table-cell>
              </table:table-row>
            </table:table>
            <text:p text:style-name="P144"/>
          </table:table-cell>
        </table:table-row>
        <table:table-row table:style-name="TableRow145">
          <table:table-cell table:style-name="TableCell146">
            <text:p text:style-name="P147"/>
          </table:table-cell>
          <table:table-cell table:style-name="TableCell148">
            <text:p text:style-name="P149">Depth of release</text:p>
            <text:p text:style-name="P150">Outcome from<text:s/><text:span text:style-name="T151">Em002-4.1 OSS Community Checklist</text:span>.</text:p>
            <text:p text:style-name="P152"><text:span text:style-name="T153">☐</text:span><text:s/>Minimal publication</text:p>
            <text:p text:style-name="P154"><text:span text:style-name="T155">☐</text:span><text:s/>Issue tracking: Errors can be reported and will be handled.</text:p>
            <text:p text:style-name="P156"><text:span text:style-name="T157">☐</text:span><text:s/>Community</text:p>
            <table:table table:style-name="Table158">
              <table:table-columns>
                <table:table-column table:style-name="TableColumn159"/>
              </table:table-columns>
              <table:table-row table:style-name="TableRow160">
                <table:table-cell table:style-name="TableCell161">
                  <text:p text:style-name="Normal"/>
                </table:table-cell>
              </table:table-row>
            </table:table>
            <text:p text:style-name="P162"/>
          </table:table-cell>
        </table:table-row>
        <table:table-row table:style-name="TableRow163">
          <table:table-cell table:style-name="TableCell164">
            <text:p text:style-name="P165"><text:span text:style-name="T166">☐</text:span></text:p>
          </table:table-cell>
          <table:table-cell table:style-name="TableCell167">
            <text:p text:style-name="P168">There is no violation of third-party rights (e.g. patent rights, intellectual property, trademark or design protection).</text:p>
            <text:p text:style-name="P169">Reviews according to [Em002-2] Section 3.2 have been carried out. The ownership of the software lies with the Confederation, or it is being developed by employees of the Confederation (internal or external). Justification must be given, especially if this is not the case. It must also be explained why the rights do not lie with the Confederation and what checks were made regarding proprietary parts, as well as what was done regarding possible obstacles (e.g. patent protection), or how far investigations went.</text:p>
            <table:table table:style-name="Table170">
              <table:table-columns>
                <table:table-column table:style-name="TableColumn171"/>
              </table:table-columns>
              <table:table-row table:style-name="TableRow172">
                <table:table-cell table:style-name="TableCell173">
                  <text:p text:style-name="Normal"/>
                </table:table-cell>
              </table:table-row>
            </table:table>
            <text:p text:style-name="Normal"/>
          </table:table-cell>
        </table:table-row>
        <table:table-row table:style-name="TableRow174">
          <table:table-cell table:style-name="TableCell175">
            <text:p text:style-name="P176"><text:span text:style-name="T177">☐</text:span></text:p>
          </table:table-cell>
          <table:table-cell table:style-name="TableCell178">
            <text:p text:style-name="P179">There are no security-relevant reasons preventing publication.</text:p>
            <text:p text:style-name="P180">Reviews according to [Em002-2] Section 3.3 have been carried out.</text:p>
            <table:table table:style-name="Table181">
              <table:table-columns>
                <table:table-column table:style-name="TableColumn182"/>
              </table:table-columns>
              <table:table-row table:style-name="TableRow183">
                <table:table-cell table:style-name="TableCell184">
                  <text:p text:style-name="Normal"/>
                </table:table-cell>
              </table:table-row>
            </table:table>
            <text:p text:style-name="Normal"/>
          </table:table-cell>
        </table:table-row>
        <text:soft-page-break/>
        <table:table-row table:style-name="TableRow185">
          <table:table-cell table:style-name="TableCell186">
            <text:p text:style-name="P187"><text:span text:style-name="T188">☐</text:span></text:p>
          </table:table-cell>
          <table:table-cell table:style-name="TableCell189">
            <text:p text:style-name="P190">There is agreement in principle and feasibility exists for publishing the application as open source.</text:p>
            <text:p text:style-name="P191">Reference to minutes or decision-making body with date.</text:p>
            <table:table table:style-name="Table192">
              <table:table-columns>
                <table:table-column table:style-name="TableColumn193"/>
              </table:table-columns>
              <table:table-row table:style-name="TableRow194">
                <table:table-cell table:style-name="TableCell195">
                  <text:p text:style-name="Normal"/>
                </table:table-cell>
              </table:table-row>
            </table:table>
            <text:p text:style-name="Normal"/>
          </table:table-cell>
        </table:table-row>
      </table:table>
      <text:h text:style-name="Heading1" text:outline-level="1">Concluding remarks</text:h>
      <text:p text:style-name="Normal">Comments and references to other relevant documents.<text:s/></text:p>
      <text:p text:style-name="Normal">If a Contributor Licence Agreement (CLA) is used, this should be noted here (see<text:s/><text:span text:style-name="T196">Em002-3 OSS Licensing Guidelines<text:s/></text:span>Section 7.8).</text:p>
      <table:table table:style-name="Table197">
        <table:table-columns>
          <table:table-column table:style-name="TableColumn198"/>
        </table:table-columns>
        <table:table-row table:style-name="TableRow199">
          <table:table-cell table:style-name="TableCell200">
            <text:p text:style-name="P201"/>
          </table:table-cell>
        </table:table-row>
      </table:table>
      <text:p text:style-name="Normal"/>
      <text:p text:style-name="P202">Filing of form</text:p>
      <text:p text:style-name="Normal"><text:span text:style-name="T203"></text:span><text:s/>Please file this form with the project documentation and submit it to the appropriate office in your organisational unit.<text:s/></text:p>
      <text:p text:style-name="Normal"><text:span text:style-name="T204">Licence of the checklist template: CC0 1.0 Universal</text:span></text:p>
      <text:p text:style-name="Normal">By marking the work with a CC0 public domain dedication, the creator is giving up their copyright and allowing reusers to distribute, remix, adapt, and build upon the material in any medium or format, even for commercial purposes.</text:p>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00%" fo:background-color="transparent" style:tab-stop-distance="0.4916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388in"/>
      <style:text-properties style:font-name-asian="Times New Roman" fo:font-weight="bold" style:font-weight-asian="bold" style:font-weight-complex="bold"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0416in"/>
      <style:text-properties style:font-name-asian="Times New Roman" fo:font-weight="bold" style:font-weight-asian="bold" style:font-weight-complex="bold" fo:font-size="12pt" style:font-size-asian="12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0833in" fo:margin-bottom="0.0416in"/>
      <style:text-properties style:font-name-asian="Times New Roman" fo:font-weight="bold" style:font-weight-asian="bold" style:font-weight-complex="bold" fo:hyphenate="true"/>
    </style:style>
    <style:style style:name="Heading4" style:display-name="Heading 4" style:family="paragraph" style:parent-style-name="Normal" style:next-style-name="Normal" style:default-outline-level="4">
      <style:paragraph-properties fo:keep-with-next="always" fo:keep-together="always" fo:margin-top="0.0833in" fo:margin-bottom="0.0416in"/>
      <style:text-properties style:font-name-asian="Times New Roman" fo:font-weight="bold" style:font-weight-asian="bold" style:font-weight-complex="bold" style:font-style-complex="italic" fo:hyphenate="true"/>
    </style:style>
    <style:style style:name="Heading5" style:display-name="Heading 5" style:family="paragraph" style:parent-style-name="Normal" style:next-style-name="Normal" style:default-outline-level="5">
      <style:paragraph-properties fo:keep-with-next="always" fo:keep-together="always" fo:margin-top="0.0833in" fo:margin-bottom="0.0416in"/>
      <style:text-properties style:font-name-asian="Times New Roman" fo:font-weight="bold" style:font-weight-asian="bold"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asian="Times New Roman" fo:font-style="italic" style:font-style-asian="italic" style:font-style-complex="italic" fo:color="#2C2C2C"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asian="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asian="Times New Roman" fo:color="#404040"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asian="Times New Roman" fo:font-style="italic" style:font-style-asian="italic" style:font-style-complex="italic" fo:color="#404040" fo:font-size="10pt" style:font-size-asian="10pt" style:font-size-complex="10pt" fo:hyphenate="true"/>
    </style:style>
    <style:style style:name="Normal" style:display-name="Normal" style:family="paragraph">
      <style:paragraph-properties fo:margin-bottom="0.1527in" style:line-height-at-least="0.1944in"/>
      <style:text-properties fo:hyphenate="tru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NoSpacing" style:display-name="No Spacing" style:family="paragraph" style:parent-style-name="Normal">
      <style:paragraph-properties fo:margin-bottom="0in"/>
      <style:text-properties fo:hyphenate="true"/>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font-size="12pt" style:font-size-asian="12pt" style:font-size-complex="13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style:font-weight-complex="bold"/>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style:font-weight-complex="bold" style:font-style-complex="italic"/>
    </style:style>
    <style:style style:name="Heading5Char" style:display-name="Heading 5 Char" style:family="text" style:parent-style-name="DefaultParagraphFont">
      <style:text-properties style:font-name="Arial" style:font-name-asian="Times New Roman" style:font-name-complex="Times New Roman" fo:font-weight="bold" style:font-weight-asian="bold"/>
    </style:style>
    <style:style style:name="Heading6Char" style:display-name="Heading 6 Char" style:family="text" style:parent-style-name="DefaultParagraphFont">
      <style:text-properties style:font-name="Arial" style:font-name-asian="Times New Roman" style:font-name-complex="Times New Roman" fo:font-style="italic" style:font-style-asian="italic" style:font-style-complex="italic" fo:color="#2C2C2C"/>
    </style:style>
    <style:style style:name="Heading7Char" style:display-name="Heading 7 Char" style:family="text" style:parent-style-name="DefaultParagraphFont">
      <style:text-properties style:font-name="Arial"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Arial" style:font-name-asian="Times New Roman" style:font-name-complex="Times New Roman" fo:color="#404040" fo:font-size="10pt" style:font-size-asian="10pt" style:font-size-complex="10pt"/>
    </style:style>
    <style:style style:name="Heading9Char" style:display-name="Heading 9 Char" style:family="text" style:parent-style-name="DefaultParagraphFont">
      <style:text-properties style:font-name="Arial" style:font-name-asian="Times New Roman" style:font-name-complex="Times New Roman" fo:font-style="italic" style:font-style-asian="italic" style:font-style-complex="italic" fo:color="#404040" fo:font-size="10pt" style:font-size-asian="10pt" style:font-size-complex="10pt"/>
    </style:style>
    <style:style style:name="Betreff_Titel" style:display-name="Betreff_Titel" style:family="paragraph" style:parent-style-name="Normal">
      <style:text-properties fo:font-weight="bold" style:font-weight-asian="bold" fo:hyphenate="true"/>
    </style:style>
    <style:style style:name="Aufzählung" style:display-name="Aufzählung" style:family="paragraph" style:parent-style-name="Normal" style:list-style-name="LFO13">
      <style:text-properties fo:hyphenate="true"/>
    </style:style>
    <style:style style:name="Nummerierung" style:display-name="Nummerierung" style:family="paragraph" style:parent-style-name="Normal" style:list-style-name="LFO14">
      <style:text-properties fo:hyphenate="true"/>
    </style:style>
    <style:style style:name="Title" style:display-name="Title" style:family="paragraph" style:parent-style-name="Normal" style:next-style-name="Normal">
      <style:paragraph-properties fo:margin-top="0.1388in" fo:margin-bottom="0.0416in"/>
      <style:text-properties style:font-name-asian="Times New Roman" fo:font-weight="bold" style:font-weight-asian="bold" fo:letter-spacing="0.0034in" style:letter-kerning="true" fo:font-size="12pt" style:font-size-asian="12pt" style:font-size-complex="26pt" fo:hyphenate="tru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letter-spacing="0.0034in" style:letter-kerning="true" fo:font-size="12pt" style:font-size-asian="12pt" style:font-size-complex="26pt"/>
    </style:style>
    <style:style style:name="Header" style:display-name="Header" style:family="paragraph" style:parent-style-name="Normal">
      <style:paragraph-properties fo:margin-bottom="0in" style:line-height-at-least="0.1666in">
        <style:tab-stops>
          <style:tab-stop style:type="center" style:position="3.15in"/>
          <style:tab-stop style:type="right" style:position="6.3in"/>
        </style:tab-stops>
      </style:paragraph-properties>
      <style:text-properties fo:font-size="8pt" style:font-size-asian="8pt" fo:hyphenate="true"/>
    </style:style>
    <style:style style:name="HeaderChar" style:display-name="Header Char" style:family="text" style:parent-style-name="DefaultParagraphFont">
      <style:text-properties style:font-name="Arial" fo:font-size="8pt" style:font-size-asian="8pt"/>
    </style:style>
    <style:style style:name="Footer" style:display-name="Footer" style:family="paragraph" style:parent-style-name="Normal">
      <style:paragraph-properties fo:margin-bottom="0in">
        <style:tab-stops>
          <style:tab-stop style:type="center" style:position="3.15in"/>
          <style:tab-stop style:type="right" style:position="6.3in"/>
        </style:tab-stops>
      </style:paragraph-properties>
      <style:text-properties fo:font-size="8pt" style:font-size-asian="8pt" fo:hyphenate="true"/>
    </style:style>
    <style:style style:name="FooterChar" style:display-name="Footer Char" style:family="text" style:parent-style-name="DefaultParagraphFont">
      <style:text-properties style:font-name="Arial" fo:font-size="8pt" style:font-size-asian="8pt"/>
    </style:style>
    <style:style style:name="Caption" style:display-name="Caption" style:family="paragraph" style:parent-style-name="Normal" style:next-style-name="Normal">
      <style:paragraph-properties fo:margin-top="0.0416in" style:line-height-at-least="0.1388in" fo:margin-left="0.827in" fo:text-indent="-0.827in">
        <style:tab-stops/>
      </style:paragraph-properties>
      <style:text-properties fo:font-weight="bold" style:font-weight-asian="bold" style:font-weight-complex="bold" fo:font-size="8pt" style:font-size-asian="8pt" style:font-size-complex="9pt"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1" style:display-name="TOC 1" style:family="paragraph" style:parent-style-name="Normal" style:next-style-name="Normal">
      <style:paragraph-properties fo:margin-top="0.1944in" fo:margin-bottom="0.0555in" fo:margin-left="0.3152in" fo:margin-right="0.9847in" fo:text-indent="-0.3152in">
        <style:tab-stops>
          <style:tab-stop style:type="right" style:leader-style="dotted" style:leader-text="." style:position="6.1819in"/>
        </style:tab-stops>
      </style:paragraph-properties>
      <style:text-properties fo:font-weight="bold" style:font-weight-asian="bold" fo:hyphenate="true"/>
    </style:style>
    <style:style style:name="TOC2" style:display-name="TOC 2" style:family="paragraph" style:parent-style-name="Normal" style:next-style-name="Normal">
      <style:paragraph-properties fo:margin-bottom="0.0555in" fo:margin-left="0.8666in" fo:margin-right="0.9847in" fo:text-indent="-0.5513in">
        <style:tab-stops>
          <style:tab-stop style:type="right" style:leader-style="dotted" style:leader-text="." style:position="5.6305in"/>
        </style:tab-stops>
      </style:paragraph-properties>
      <style:text-properties fo:hyphenate="true"/>
    </style:style>
    <style:style style:name="TOC3" style:display-name="TOC 3" style:family="paragraph" style:parent-style-name="Normal" style:next-style-name="Normal">
      <style:paragraph-properties fo:margin-bottom="0.0555in" fo:margin-left="1.4569in" fo:margin-right="0.9847in" fo:text-indent="-0.5909in">
        <style:tab-stops>
          <style:tab-stop style:type="right" style:leader-style="dotted" style:leader-text="." style:position="5.0402in"/>
        </style:tab-stops>
      </style:paragraph-properties>
      <style:text-properties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paragraph-properties fo:margin-bottom="0in" fo:margin-left="0.1527in" fo:text-indent="-0.1527in">
        <style:tab-stops/>
      </style:paragraph-properties>
      <style:text-properties style:font-name-complex="Arial" fo:font-size="8pt" style:font-size-asian="8pt" style:font-size-complex="9pt" fo:hyphenate="true"/>
    </style:style>
    <style:style style:name="TOC4" style:display-name="TOC 4" style:family="paragraph" style:parent-style-name="Normal" style:next-style-name="Normal">
      <style:paragraph-properties fo:margin-bottom="0.0555in" fo:margin-left="2.3423in" fo:margin-right="0.9847in" fo:text-indent="-0.8659in">
        <style:tab-stops>
          <style:tab-stop style:type="right" style:leader-style="dotted" style:leader-text="." style:position="4.1548in"/>
        </style:tab-stops>
      </style:paragraph-properties>
      <style:text-properties fo:font-size="10pt" style:font-size-asian="10pt" fo:hyphenate="true"/>
    </style:style>
    <style:style style:name="TOC5" style:display-name="TOC 5" style:family="paragraph" style:parent-style-name="Normal" style:next-style-name="Normal">
      <style:paragraph-properties fo:margin-bottom="0.0555in" fo:margin-left="2.5791in" fo:margin-right="0.9847in" fo:text-indent="-1.1027in">
        <style:tab-stops>
          <style:tab-stop style:type="right" style:leader-style="dotted" style:leader-text="." style:position="3.918in"/>
        </style:tab-stops>
      </style:paragraph-properties>
      <style:text-properties fo:font-size="10pt" style:font-size-asian="10pt" fo:hyphenate="true"/>
    </style:style>
    <style:style style:name="TableofFigures" style:display-name="Table of Figures" style:family="paragraph" style:parent-style-name="Normal" style:next-style-name="Normal">
      <style:paragraph-properties fo:margin-bottom="0in" style:line-height-at-least="0.1388in" fo:margin-left="0.8659in" fo:margin-right="0.9847in" fo:text-indent="-0.8659in">
        <style:tab-stops>
          <style:tab-stop style:type="right" style:leader-style="dotted" style:leader-text="." style:position="5.434in"/>
        </style:tab-stops>
      </style:paragraph-properties>
      <style:text-properties style:font-name-complex="Arial" style:font-style-complex="italic" fo:font-size="8pt" style:font-size-asian="8pt" style:font-size-complex="10pt" fo:hyphenate="true"/>
    </style:style>
    <style:style style:name="Index2" style:display-name="Index 2" style:family="paragraph" style:parent-style-name="Normal" style:next-style-name="Normal" style:auto-update="true">
      <style:paragraph-properties fo:margin-bottom="0in" fo:margin-left="0.3055in" fo:text-indent="-0.1527in">
        <style:tab-stops/>
      </style:paragraph-properties>
      <style:text-properties style:font-name-complex="Arial" fo:font-size="9pt" style:font-size-asian="9pt" style:font-size-complex="9pt" fo:hyphenate="true"/>
    </style:style>
    <style:style style:name="Index4" style:display-name="Index 4" style:family="paragraph" style:parent-style-name="Normal" style:next-style-name="Normal">
      <style:paragraph-properties fo:margin-bottom="0in" fo:margin-left="0.6111in" fo:text-indent="-0.1527in">
        <style:tab-stops/>
      </style:paragraph-properties>
      <style:text-properties style:font-name-complex="Arial" fo:font-size="9pt" style:font-size-asian="9pt" style:font-size-complex="9pt" fo:hyphenate="true"/>
    </style:style>
    <style:style style:name="Index3" style:display-name="Index 3" style:family="paragraph" style:parent-style-name="Normal" style:next-style-name="Normal" style:auto-update="true">
      <style:paragraph-properties fo:margin-bottom="0in" fo:margin-left="0.4583in" fo:text-indent="-0.1527in">
        <style:tab-stops/>
      </style:paragraph-properties>
      <style:text-properties style:font-name-complex="Arial" fo:font-size="9pt" style:font-size-asian="9pt" style:font-size-complex="9pt" fo:hyphenate="true"/>
    </style:style>
    <style:style style:name="Index5" style:display-name="Index 5" style:family="paragraph" style:parent-style-name="Normal" style:next-style-name="Normal" style:auto-update="true">
      <style:paragraph-properties fo:margin-bottom="0in" fo:margin-left="0.7638in" fo:text-indent="-0.1527in">
        <style:tab-stops/>
      </style:paragraph-properties>
      <style:text-properties style:font-name-complex="Arial" fo:font-size="9pt" style:font-size-asian="9pt" style:font-size-complex="9pt" fo:hyphenate="true"/>
    </style:style>
    <style:style style:name="Index6" style:display-name="Index 6" style:family="paragraph" style:parent-style-name="Normal" style:next-style-name="Normal" style:auto-update="true">
      <style:paragraph-properties fo:margin-bottom="0in" fo:margin-left="0.9166in" fo:text-indent="-0.1527in">
        <style:tab-stops/>
      </style:paragraph-properties>
      <style:text-properties style:font-name-complex="Arial" fo:font-size="9pt" style:font-size-asian="9pt" style:font-size-complex="9pt" fo:hyphenate="true"/>
    </style:style>
    <style:style style:name="Index7" style:display-name="Index 7" style:family="paragraph" style:parent-style-name="Normal" style:next-style-name="Normal" style:auto-update="true">
      <style:paragraph-properties fo:margin-bottom="0in" fo:margin-left="1.0694in" fo:text-indent="-0.1527in">
        <style:tab-stops/>
      </style:paragraph-properties>
      <style:text-properties style:font-name-complex="Arial" fo:font-size="9pt" style:font-size-asian="9pt" style:font-size-complex="9pt" fo:hyphenate="true"/>
    </style:style>
    <style:style style:name="Index8" style:display-name="Index 8" style:family="paragraph" style:parent-style-name="Normal" style:next-style-name="Normal" style:auto-update="true">
      <style:paragraph-properties fo:margin-bottom="0in" fo:margin-left="1.2222in" fo:text-indent="-0.1527in">
        <style:tab-stops/>
      </style:paragraph-properties>
      <style:text-properties style:font-name-complex="Arial" fo:font-size="9pt" style:font-size-asian="9pt" style:font-size-complex="9pt" fo:hyphenate="true"/>
    </style:style>
    <style:style style:name="Index9" style:display-name="Index 9" style:family="paragraph" style:parent-style-name="Normal" style:next-style-name="Normal" style:auto-update="true">
      <style:paragraph-properties fo:margin-bottom="0in" fo:margin-left="1.375in" fo:text-indent="-0.1527in">
        <style:tab-stops/>
      </style:paragraph-properties>
      <style:text-properties style:font-name-complex="Arial" fo:font-size="9pt" style:font-size-asian="9pt" style:font-size-complex="9pt" fo:hyphenate="true"/>
    </style:style>
    <style:style style:name="IndexHeading" style:display-name="Index Heading" style:family="paragraph" style:parent-style-name="Normal" style:next-style-name="Index1">
      <style:paragraph-properties fo:margin-top="0.1666in"/>
      <style:text-properties style:font-name-complex="Arial" fo:font-weight="bold" style:font-weight-asian="bold" style:font-weight-complex="bold" fo:font-size="9pt" style:font-size-asian="9pt" fo:hyphenate="true"/>
    </style:style>
    <style:style style:name="FootnoteText" style:display-name="Footnote Text" style:family="paragraph" style:parent-style-name="Normal">
      <style:paragraph-properties fo:margin-bottom="0in" style:line-height-at-least="0.1388in" fo:margin-left="0.3152in" fo:text-indent="-0.3152in">
        <style:tab-stops>
          <style:tab-stop style:type="left" style:position="0in"/>
        </style:tab-stops>
      </style:paragraph-properties>
      <style:text-properties fo:font-size="8pt" style:font-size-asian="8pt" style:font-size-complex="10pt" fo:hyphenate="true"/>
    </style:style>
    <style:style style:name="FootnoteTextChar" style:display-name="Footnote Text Char" style:family="text" style:parent-style-name="DefaultParagraphFont">
      <style:text-properties style:font-name="Arial" fo:font-size="8pt" style:font-size-asian="8pt" style:font-size-complex="10pt"/>
    </style:style>
    <style:style style:name="FootnoteReference" style:display-name="Footnote Reference" style:family="text" style:parent-style-name="DefaultParagraphFont">
      <style:text-properties style:font-name="Arial" style:text-position="super 65%" fo:font-size="10pt" style:font-size-asian="10pt"/>
    </style:style>
    <style:style style:name="PlaceholderText" style:display-name="Placeholder Text" style:family="text" style:parent-style-name="DefaultParagraphFont">
      <style:text-properties fo:color="#808080"/>
    </style:style>
    <style:style style:name="NoSpacingChar" style:display-name="No Spacing Char" style:family="text" style:parent-style-name="DefaultParagraphFont">
      <style:text-properties style:font-name="Arial"/>
    </style:style>
    <style:style style:name="Projektblock" style:display-name="Projektblock" style:family="paragraph" style:parent-style-name="Normal">
      <style:paragraph-properties fo:margin-bottom="0.25in" fo:line-height="100%"/>
      <style:text-properties style:font-name-complex="Arial" style:font-size-complex="14pt" fo:hyphenate="true"/>
    </style:style>
    <style:style style:name="Titel_Projektblock" style:display-name="Titel_Projektblock" style:family="paragraph" style:parent-style-name="Projektblock">
      <style:text-properties fo:font-weight="bold" style:font-weight-asian="bold" fo:font-size="14pt" style:font-size-asian="14pt" fo:hyphenate="true"/>
    </style:style>
    <style:style style:name="Organisation" style:display-name="Organisation" style:family="paragraph" style:parent-style-name="Normal">
      <style:paragraph-properties fo:margin-bottom="0in" fo:line-height="0.1388in"/>
      <style:text-properties style:font-name-asian="Times New Roman" fo:font-size="9pt" style:font-size-asian="9pt" style:language-asian="de" style:country-asian="CH" fo:hyphenate="true"/>
    </style:style>
    <style:style style:name="OrganisationZchn" style:display-name="Organisation Zchn" style:family="text" style:parent-style-name="DefaultParagraphFont">
      <style:text-properties style:font-name="Arial" style:font-name-asian="Times New Roman" style:font-name-complex="Times New Roman" fo:font-size="9pt" style:font-size-asian="9pt" fo:language="en" fo:country="GB" style:language-asian="de" style:country-asian="CH"/>
    </style:style>
    <style:style style:name="OrganisationBold" style:display-name="OrganisationBold" style:family="paragraph" style:parent-style-name="Normal">
      <style:paragraph-properties fo:margin-bottom="0in" fo:line-height="0.1388in"/>
      <style:text-properties style:font-name-asian="Times New Roman" fo:font-weight="bold" style:font-weight-asian="bold" fo:font-size="9pt" style:font-size-asian="9pt" style:font-size-complex="9pt" style:language-asian="de" style:country-asian="CH" fo:hyphenate="true"/>
    </style:style>
    <style:style style:name="DocumentKind" style:display-name="DocumentKind" style:family="paragraph" style:parent-style-name="Normal">
      <style:paragraph-properties fo:margin-bottom="0in"/>
      <style:text-properties style:font-name-asian="Times New Roman" fo:font-weight="bold" style:font-weight-asian="bold" style:language-asian="de" style:country-asian="CH" fo:hyphenate="true"/>
    </style:style>
    <style:style style:name="Untertitel_Projekt" style:display-name="Untertitel_Projekt" style:family="paragraph" style:parent-style-name="Titel_Projektblock">
      <style:text-properties fo:font-size="11pt" style:font-size-asian="11pt" fo:hyphenate="true"/>
    </style:style>
    <style:style style:name="MetaDaten" style:display-name="Meta Daten" style:family="paragraph" style:parent-style-name="Projektblock">
      <style:paragraph-properties fo:margin-bottom="0.0833in"/>
      <style:text-properties fo:font-size="9pt" style:font-size-asian="9pt" fo:hyphenate="true"/>
    </style:style>
    <style:style style:name="Absender9pt" style:display-name="Absender 9pt" style:family="paragraph" style:parent-style-name="Normal">
      <style:paragraph-properties fo:margin-bottom="0in" style:line-height-at-least="0.1666in"/>
      <style:text-properties fo:font-size="9pt" style:font-size-asian="9pt" style:font-size-complex="9pt" fo:hyphenate="true"/>
    </style:style>
    <style:style style:name="KopfDirektionFett9pt" style:display-name="Kopf Direktion Fett 9pt" style:family="paragraph" style:parent-style-name="Header">
      <style:text-properties fo:font-weight="bold" style:font-weight-asian="bold" fo:font-size="9pt" style:font-size-asian="9pt" fo:hyphenate="true"/>
    </style:style>
    <style:style style:name="KopfAmt9pt" style:display-name="Kopf Amt 9pt" style:family="paragraph" style:parent-style-name="Header">
      <style:text-properties fo:font-size="9pt" style:font-size-asian="9pt" fo:hyphenate="true"/>
    </style:style>
    <style:style style:name="KleinschriftfürTabelle9pt" style:display-name="Kleinschrift für Tabelle 9pt" style:family="paragraph" style:parent-style-name="Normal">
      <style:paragraph-properties fo:margin-bottom="0in" style:line-height-at-least="0.1666in"/>
      <style:text-properties fo:font-size="9pt" style:font-size-asian="9pt" fo:hyphenate="true"/>
    </style:style>
    <style:style style:name="AufzählungfürTabelle9pt" style:display-name="Aufzählung für Tabelle 9pt" style:family="paragraph" style:parent-style-name="KleinschriftfürTabelle9pt" style:list-style-name="LFO20">
      <style:text-properties fo:hyphenate="true"/>
    </style:style>
    <style:style style:name="KleinschriftFettfürTabelle9pt" style:display-name="Kleinschrift Fett für Tabelle 9pt" style:family="paragraph" style:parent-style-name="KleinschriftfürTabelle9pt">
      <style:text-properties fo:font-weight="bold" style:font-weight-asian="bold" fo:hyphenate="true"/>
    </style:style>
    <style:style style:name="Titelgross14pt" style:display-name="Titel gross 14pt" style:family="paragraph" style:parent-style-name="Title">
      <style:text-properties fo:font-size="14pt" style:font-size-asian="14pt" fo:hyphenate="true"/>
    </style:style>
    <style:style style:name="PlainText" style:display-name="Plain Text" style:family="paragraph" style:parent-style-name="Normal">
      <style:text-properties style:font-name="Courier New" style:font-name-complex="Courier New" fo:font-size="10pt" style:font-size-asian="10pt" style:font-size-complex="10pt" fo:hyphenate="tru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UnresolvedMention1" style:display-name="Unresolved Mention1" style:family="text" style:parent-style-name="DefaultParagraphFont">
      <style:text-properties fo:color="#808080" fo:background-color="#E6E6E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tru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IntenseEmphasis" style:display-name="Intense Emphasis" style:family="text" style:parent-style-name="DefaultParagraphFont">
      <style:text-properties fo:font-style="italic" style:font-style-asian="italic" style:font-style-complex="italic" fo:color="#595959"/>
    </style:style>
    <style:style style:name="Text7.5" style:display-name="Text 7.5" style:family="paragraph">
      <style:paragraph-properties fo:margin-bottom="0in" style:line-height-at-least="0.1388in"/>
      <style:text-properties fo:font-size="7.5pt" style:font-size-asian="7.5pt" style:font-size-complex="12pt" fo:hyphenate="true"/>
    </style:style>
    <style:style style:name="Text1Zeilenabstand0.7p.t" style:display-name="Text 1 Zeilenabstand 0.7 p.t" style:family="paragraph">
      <style:paragraph-properties fo:widows="0" fo:orphans="0" fo:margin-bottom="0in" fo:line-height="0.0097in"/>
      <style:text-properties fo:font-size="10pt" style:font-size-asian="10pt" style:font-size-complex="10pt" fo:hyphenate="true"/>
    </style:style>
    <style:style style:name="Text7.5Zchn" style:display-name="Text 7.5 Zchn" style:family="text" style:parent-style-name="DefaultParagraphFont">
      <style:text-properties fo:font-size="7.5pt" style:font-size-asian="7.5pt" style:font-size-complex="12pt"/>
    </style:style>
    <style:style style:name="UnresolvedMention" style:display-name="Unresolved Mention" style:family="text" style:parent-style-name="DefaultParagraphFont">
      <style:text-properties fo:color="#605E5C" fo:background-color="#E1DFDD"/>
    </style:style>
    <style:style style:name="Revision" style:display-name="Revision" style:family="paragraph">
      <style:paragraph-properties fo:margin-bottom="0in"/>
      <style:text-properties fo:hyphenate="tru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de" style:country-asian="CH" fo:hyphenate="true"/>
    </style:style>
    <text:list-style style:name="Test" style:display-name="Test">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Arial" style:use-window-font-color="true"/>
    </style:style>
    <style:style style:name="WW_CharLFO3LVL2" style:family="text">
      <style:text-properties style:font-name="Arial" style:use-window-font-color="true"/>
    </style:style>
    <style:style style:name="WW_CharLFO3LVL3" style:family="text">
      <style:text-properties style:font-name="Arial" style:use-window-font-color="true"/>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text:list-style style:name="ListeAufzählung" style:display-name="Liste Aufzählung">
      <text:list-level-style-bullet text:level="1" text:style-name="WW_CharLFO3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3LVL2" text:bullet-char="•">
        <style:list-level-properties text:space-before="0.2361in" text:min-label-width="0.2361in" text:list-level-position-and-space-mode="label-alignment">
          <style:list-level-label-alignment text:label-followed-by="listtab" fo:margin-left="0.4722in" fo:text-indent="-0.2361in"/>
        </style:list-level-properties>
        <style:text-properties style:font-name="Arial"/>
      </text:list-level-style-bullet>
      <text:list-level-style-bullet text:level="3" text:style-name="WW_CharLFO3LVL3" text:bullet-char="•">
        <style:list-level-properties text:space-before="0.4722in" text:min-label-width="0.2361in" text:list-level-position-and-space-mode="label-alignment">
          <style:list-level-label-alignment text:label-followed-by="listtab" fo:margin-left="0.7083in" fo:text-indent="-0.2361in"/>
        </style:list-level-properties>
        <style:text-properties style:font-name="Arial"/>
      </text:list-level-style-bullet>
      <text:list-level-style-bullet text:level="4" text:style-name="WW_CharLFO3LVL4" text:bullet-char="">
        <style:list-level-properties text:space-before="0.7083in" text:min-label-width="0.2361in" text:list-level-position-and-space-mode="label-alignment">
          <style:list-level-label-alignment text:label-followed-by="listtab" fo:margin-left="0.9444in" fo:text-indent="-0.2361in"/>
        </style:list-level-properties>
        <style:text-properties style:font-name="Symbol"/>
      </text:list-level-style-bullet>
      <text:list-level-style-bullet text:level="5" text:style-name="WW_CharLFO3LVL5" text:bullet-char="">
        <style:list-level-properties text:space-before="0.9444in" text:min-label-width="0.2361in" text:list-level-position-and-space-mode="label-alignment">
          <style:list-level-label-alignment text:label-followed-by="listtab" fo:margin-left="1.1805in" fo:text-indent="-0.2361in"/>
        </style:list-level-properties>
        <style:text-properties style:font-name="Symbol"/>
      </text:list-level-style-bullet>
      <text:list-level-style-bullet text:level="6" text:style-name="WW_CharLFO3LVL6" text:bullet-char="">
        <style:list-level-properties text:space-before="1.1805in" text:min-label-width="0.2361in" text:list-level-position-and-space-mode="label-alignment">
          <style:list-level-label-alignment text:label-followed-by="listtab" fo:margin-left="1.4166in" fo:text-indent="-0.2361in"/>
        </style:list-level-properties>
        <style:text-properties style:font-name="Wingdings"/>
      </text:list-level-style-bullet>
      <text:list-level-style-bullet text:level="7" text:style-name="WW_CharLFO3LVL7" text:bullet-char="">
        <style:list-level-properties text:space-before="1.4166in" text:min-label-width="0.2361in" text:list-level-position-and-space-mode="label-alignment">
          <style:list-level-label-alignment text:label-followed-by="listtab" fo:margin-left="1.6527in" fo:text-indent="-0.2361in"/>
        </style:list-level-properties>
        <style:text-properties style:font-name="Wingdings"/>
      </text:list-level-style-bullet>
      <text:list-level-style-bullet text:level="8" text:style-name="WW_CharLFO3LVL8" text:bullet-char="">
        <style:list-level-properties text:space-before="1.6527in" text:min-label-width="0.2361in" text:list-level-position-and-space-mode="label-alignment">
          <style:list-level-label-alignment text:label-followed-by="listtab" fo:margin-left="1.8888in" fo:text-indent="-0.2361in"/>
        </style:list-level-properties>
        <style:text-properties style:font-name="Symbol"/>
      </text:list-level-style-bullet>
      <text:list-level-style-bullet text:level="9" text:style-name="WW_CharLFO3LVL9" text:bullet-char="">
        <style:list-level-properties text:space-before="1.8888in" text:min-label-width="0.2361in" text:list-level-position-and-space-mode="label-alignment">
          <style:list-level-label-alignment text:label-followed-by="listtab" fo:margin-left="2.125in" fo:text-indent="-0.2361in"/>
        </style:list-level-properties>
        <style:text-properties style:font-name="Symbol"/>
      </text:list-level-style-bullet>
    </text:list-style>
    <text:list-style style:name="Listegemischt" style:display-name="Liste gemischt">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2361in" text:min-label-width="0.2361in" text:list-level-position-and-space-mode="label-alignment">
          <style:list-level-label-alignment text:label-followed-by="listtab" fo:margin-left="0.4722in" fo:text-indent="-0.2361in"/>
        </style:list-level-properties>
      </text:list-level-style-number>
      <text:list-level-style-number text:level="3" style:num-suffix=")" style:num-format="i">
        <style:list-level-properties text:space-before="0.4722in" text:min-label-width="0.2361in" text:list-level-position-and-space-mode="label-alignment">
          <style:list-level-label-alignment text:label-followed-by="listtab" fo:margin-left="0.7083in" fo:text-indent="-0.2361in"/>
        </style:list-level-properties>
      </text:list-level-style-number>
      <text:list-level-style-number text:level="4" style:num-prefix="(" style:num-suffix=")" style:num-format="1">
        <style:list-level-properties text:space-before="0.7083in" text:min-label-width="0.2361in" text:list-level-position-and-space-mode="label-alignment">
          <style:list-level-label-alignment text:label-followed-by="listtab" fo:margin-left="0.9444in" fo:text-indent="-0.2361in"/>
        </style:list-level-properties>
      </text:list-level-style-number>
      <text:list-level-style-number text:level="5" style:num-prefix="(" style:num-suffix=")" style:num-format="a" style:num-letter-sync="true">
        <style:list-level-properties text:space-before="0.9444in" text:min-label-width="0.2361in" text:list-level-position-and-space-mode="label-alignment">
          <style:list-level-label-alignment text:label-followed-by="listtab" fo:margin-left="1.1805in" fo:text-indent="-0.2361in"/>
        </style:list-level-properties>
      </text:list-level-style-number>
      <text:list-level-style-number text:level="6" style:num-prefix="(" style:num-suffix=")" style:num-format="i">
        <style:list-level-properties text:space-before="1.1805in" text:min-label-width="0.2361in" text:list-level-position-and-space-mode="label-alignment">
          <style:list-level-label-alignment text:label-followed-by="listtab" fo:margin-left="1.4166in" fo:text-indent="-0.2361in"/>
        </style:list-level-properties>
      </text:list-level-style-number>
      <text:list-level-style-number text:level="7" style:num-suffix="." style:num-format="1">
        <style:list-level-properties text:space-before="1.4166in" text:min-label-width="0.2361in" text:list-level-position-and-space-mode="label-alignment">
          <style:list-level-label-alignment text:label-followed-by="listtab" fo:margin-left="1.6527in" fo:text-indent="-0.2361in"/>
        </style:list-level-properties>
      </text:list-level-style-number>
      <text:list-level-style-number text:level="8" style:num-suffix="." style:num-format="a" style:num-letter-sync="true">
        <style:list-level-properties text:space-before="1.6527in" text:min-label-width="0.2361in" text:list-level-position-and-space-mode="label-alignment">
          <style:list-level-label-alignment text:label-followed-by="listtab" fo:margin-left="1.8888in" fo:text-indent="-0.2361in"/>
        </style:list-level-properties>
      </text:list-level-style-number>
      <text:list-level-style-number text:level="9" style:num-suffix="." style:num-format="i">
        <style:list-level-properties text:space-before="1.8888in" text:min-label-width="0.2361in" text:list-level-position-and-space-mode="label-alignment">
          <style:list-level-label-alignment text:label-followed-by="listtab" fo:margin-left="2.125in" fo:text-indent="-0.2361in"/>
        </style:list-level-properties>
      </text:list-level-style-number>
    </text:list-style>
    <style:style style:name="WW_CharLFO5LVL1" style:family="text">
      <style:text-properties style:font-name="Arial" fo:font-size="11pt" style:font-size-asian="11pt"/>
    </style:style>
    <text:list-style style:name="ListeNummern" style:display-name="Liste Nummern">
      <text:list-level-style-number text:level="1" text:style-name="WW_CharLFO5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suffix="."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suffix="."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6LVL1" style:family="text">
      <style:text-properties style:font-name="Symbol" style:use-window-font-color="true"/>
    </style:style>
    <text:list-style style:name="Style1" style:display-name="Style1">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LFO13" style:display-name="LFO1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style:display-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Arial"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20" style:display-name="LFO20">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2361in" fo:margin-left="1.1027in" fo:margin-bottom="0.2756in" fo:margin-right="0.5909in" style:num-format="1" style:writing-mode="lr-tb">
        <style:footnote-sep style:width="0.007in" style:rel-width="33%" style:color="#000000" style:line-style="solid" style:adjustment="left"/>
      </style:page-layout-properties>
      <style:header-style>
        <style:header-footer-properties style:dynamic-spacing="true" fo:min-height="0.7486in"/>
      </style:header-style>
      <style:footer-style>
        <style:header-footer-properties style:dynamic-spacing="true" fo:min-height="0.3152in"/>
      </style:footer-style>
    </style:page-layout>
    <style:style style:name="P2" style:parent-style-name="Footer" style:family="paragraph">
      <style:paragraph-properties>
        <style:tab-stops>
          <style:tab-stop style:type="left" style:position="3.125in"/>
          <style:tab-stop style:type="right" style:position="6.5743in"/>
        </style:tab-stops>
      </style:paragraph-properties>
    </style:style>
    <style:style style:name="T3" style:parent-style-name="DefaultParagraphFont" style:family="text">
      <style:text-properties fo:language="de" fo:country="CH"/>
    </style:style>
    <style:style style:name="T4" style:parent-style-name="DefaultParagraphFont" style:family="text">
      <style:text-properties fo:language="de" fo:country="CH"/>
    </style:style>
    <style:style style:name="T5" style:parent-style-name="DefaultParagraphFont" style:family="text">
      <style:text-properties fo:language="de" fo:country="CH"/>
    </style:style>
    <style:style style:name="T6" style:parent-style-name="DefaultParagraphFont" style:family="text">
      <style:text-properties fo:language="de" fo:country="DE"/>
    </style:style>
    <style:style style:name="T7" style:parent-style-name="DefaultParagraphFont" style:family="text">
      <style:text-properties fo:language="de" fo:country="CH"/>
    </style:style>
    <style:style style:name="T8" style:parent-style-name="DefaultParagraphFont" style:family="text">
      <style:text-properties fo:language="de" fo:country="DE"/>
    </style:style>
    <style:style style:name="P9" style:parent-style-name="Header" style:family="paragraph">
      <style:paragraph-properties fo:margin-bottom="0.25in">
        <style:tab-stops>
          <style:tab-stop style:type="left" style:position="0.6354in"/>
        </style:tab-stops>
      </style:paragraph-properties>
    </style:style>
    <style:style style:name="P10" style:parent-style-name="Text7.5" style:family="paragraph">
      <style:text-properties fo:font-weight="bold" style:font-weight-asian="bold"/>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run-through" style:run-through="background" style:horizontal-rel="page" style:vertical-rel="page" style:horizontal-pos="from-left" style:vertical-pos="from-top"/>
    </style:style>
  </office:automatic-styles>
  <office:master-styles>
    <style:master-page style:name="MP0" style:page-layout-name="PL0">
      <style:header>
        <text:p text:style-name="Text1Zeilenabstand0.7p.t"/>
        <text:p text:style-name="Header"/>
      </style:header>
      <style:footer>
        <text:p text:style-name="P2"><text:span text:style-name="T3">Preliminary Assessment Checklist.<text:s/></text:span><text:span text:style-name="T4"><text:tab/>Version 1.0</text:span><text:tab/><text:span text:style-name="T5">Page<text:s/></text:span><text:span text:style-name="T6"><text:page-number text:fixed="false">1</text:page-number></text:span><text:span text:style-name="T7"><text:s/>of<text:s/></text:span><text:span text:style-name="T8"><text:page-count>1</text:page-count></text:span></text:p>
      </style:footer>
    </style:master-page>
    <style:master-page style:next-style-name="MP0" style:name="MPF0" style:page-layout-name="PL0">
      <style:header>
        <text:p text:style-name="P9"><draw:frame draw:z-index="251663360" draw:id="id0" draw:style-name="a0" draw:name="Textfeld 1251629979" text:anchor-type="paragraph" svg:x="4.05139in" svg:y="0.28542in" svg:width="3.54306in" svg:height="0.52778in" style:rel-width="scale" style:rel-height="scale"><draw:text-box><text:p text:style-name="Text7.5">Federal Chancellery FCh</text:p><text:p text:style-name="P10">Digital Transformation and ICT Steering</text:p></draw:text-box><svg:title/><svg:desc>[Correspondence.PrePrinted]</svg:desc></draw:frame><draw:frame draw:z-index="251664384" draw:style-name="a1" draw:name="Grafik 839275312" text:anchor-type="paragraph" svg:x="1.1in" svg:y="0.27778in" svg:width="2.17in" svg:height="0.57in" style:rel-width="scale" style:rel-height="scale"><draw:image xlink:href="media/image1.png" xlink:type="simple" xlink:show="embed" xlink:actuate="onLoad"/><svg:title/><svg:desc>Logo Bundesvewaltung [Correspondence.PrePrinted]</svg:desc></draw:frame><text:t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eliminary Assessment Checklist</dc:title>
    <dc:description/>
    <dc:subject>OSS Hilfsmittel Bundesverwaltung</dc:subject>
    <meta:initial-creator>bruno.schoeb@bk.admin.ch</meta:initial-creator>
    <dc:creator>Olivier Brian</dc:creator>
    <meta:creation-date>2024-12-13T15:01:00Z</meta:creation-date>
    <dc:date>2024-12-13T15:04:00Z</dc:date>
    <meta:print-date>2018-03-14T16:26:00Z</meta:print-date>
    <meta:template xlink:href="Normal.dotm" xlink:type="simple"/>
    <meta:editing-cycles>3</meta:editing-cycles>
    <meta:editing-duration>PT0S</meta:editing-duration>
    <meta:user-defined meta:name="MSIP_Label_74fdd986-87d9-48c6-acda-407b1ab5fef0_Enabled">true</meta:user-defined>
    <meta:user-defined meta:name="MSIP_Label_74fdd986-87d9-48c6-acda-407b1ab5fef0_SetDate">2024-03-18T13:09:18Z</meta:user-defined>
    <meta:user-defined meta:name="MSIP_Label_74fdd986-87d9-48c6-acda-407b1ab5fef0_Method">Standard</meta:user-defined>
    <meta:user-defined meta:name="MSIP_Label_74fdd986-87d9-48c6-acda-407b1ab5fef0_Name">NICHT KLASSIFIZIERT</meta:user-defined>
    <meta:user-defined meta:name="MSIP_Label_74fdd986-87d9-48c6-acda-407b1ab5fef0_SiteId">cb96f99a-a111-42d7-9f65-e111197ba4bb</meta:user-defined>
    <meta:user-defined meta:name="MSIP_Label_74fdd986-87d9-48c6-acda-407b1ab5fef0_ActionId">3a09b674-b5b6-4869-8330-44bb520e56fa</meta:user-defined>
    <meta:user-defined meta:name="MSIP_Label_74fdd986-87d9-48c6-acda-407b1ab5fef0_ContentBits">0</meta:user-defined>
    <meta:user-defined meta:name="ContentTypeId">0x010100400248502369C84794B32EB11C168D55</meta:user-defined>
    <meta:user-defined meta:name="CoPTopic"/>
    <meta:user-defined meta:name="MSIP_Label_245c3252-146d-46f3-8062-82cd8c8d7e7d_Enabled">true</meta:user-defined>
    <meta:user-defined meta:name="MSIP_Label_245c3252-146d-46f3-8062-82cd8c8d7e7d_SetDate">2024-08-05T07:09:31Z</meta:user-defined>
    <meta:user-defined meta:name="MSIP_Label_245c3252-146d-46f3-8062-82cd8c8d7e7d_Method">Privileged</meta:user-defined>
    <meta:user-defined meta:name="MSIP_Label_245c3252-146d-46f3-8062-82cd8c8d7e7d_Name">L1</meta:user-defined>
    <meta:user-defined meta:name="MSIP_Label_245c3252-146d-46f3-8062-82cd8c8d7e7d_SiteId">6ae27add-8276-4a38-88c1-3a9c1f973767</meta:user-defined>
    <meta:user-defined meta:name="MSIP_Label_245c3252-146d-46f3-8062-82cd8c8d7e7d_ActionId">d0ce120f-8c21-4fba-90f9-82d72d0fda0e</meta:user-defined>
    <meta:user-defined meta:name="MSIP_Label_245c3252-146d-46f3-8062-82cd8c8d7e7d_ContentBits">0</meta:user-defined>
    <meta:document-statistic meta:page-count="4" meta:paragraph-count="8" meta:word-count="576" meta:character-count="4200" meta:row-count="30" meta:non-whitespace-character-count="3632"/>
  </office:meta>
</office:document-meta>
</file>